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table:number-columns-repeated="2"/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0:22:33.087686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6T10:31:27.480757903</dc:date>
    <meta:editing-duration>PT10H20M11S</meta:editing-duration>
    <meta:editing-cycles>62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21" meta:object-count="0"/>
  </office:meta>
</office:document-meta>
</file>